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" manifest:full-path="Object 11/Pictures/200000100000024F000001CA70058F2E.svm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2.87cm"/>
    </style:style>
    <style:style style:name="co6" style:family="table-column">
      <style:table-column-properties fo:break-before="auto" style:column-width="2.57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768cm"/>
    </style:style>
    <style:style style:name="co9" style:family="table-column">
      <style:table-column-properties fo:break-before="auto" style:column-width="3.15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2.932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2.72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ackground-color="#00ff00" style:text-align-source="fix" style:repeat-content="false" fo:border="0.002cm solid #008000" style:shadow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5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02cm solid #008000" style:shadow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b613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RQR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table:style-name="Default"/>
          <table:table-cell table:style-name="ce2" office:value-type="string">
            <text:p>RQ-R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style-name="Default"/>
          <table:table-cell table:style-name="ce2" office:value-type="string">
            <text:p>RQ-RA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18">
            <text:p>18</text:p>
          </table:table-cell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>
            <draw:frame table:end-cell-address="RQRA.K19" table:end-x="2.234cm" table:end-y="0.129cm" draw:z-index="0" draw:style-name="gr1" svg:width="14.978cm" svg:height="7.961cm" svg:x="0.804cm" svg:y="0.209cm">
              <draw:object draw:notify-on-update-of-ranges="RQRA.C12:RQRA.C17 RQRA.D12:RQRA.D1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>
            <draw:frame table:end-cell-address="RQRA.P18" table:end-x="2.032cm" table:end-y="0.416cm" draw:z-index="1" draw:style-name="gr1" svg:width="11.34cm" svg:height="7.876cm" svg:x="1.983cm" svg:y="0.078cm">
              <draw:object draw:notify-on-update-of-ranges="RQRA.C3:RQRA.C8 RQRA.D3:RQRA.D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office:value-type="string">
            <text:p>Amministratore</text:p>
          </table:table-cell>
          <table:table-cell table:style-name="ce3"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4">
            <text:p>4</text:p>
          </table:table-cell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7">
            <text:p>7</text:p>
          </table:table-cell>
          <table:table-cell office:value-type="string">
            <text:p>Progettista</text:p>
          </table:table-cell>
          <table:table-cell table:style-name="ce3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8">
            <text:p>18</text:p>
          </table:table-cell>
          <table:table-cell office:value-type="string">
            <text:p>Programmatore</text:p>
          </table:table-cell>
          <table:table-cell table:style-name="ce3" office:value-type="float" office:value="13">
            <text:p>13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Verificatore</text:p>
          </table:table-cell>
          <table:table-cell table:style-name="ce3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formula="oooc:=SUM([.D3:.D8])" office:value-type="float" office:value="55">
            <text:p>55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240">
            <text:p>240</text:p>
          </table:table-cell>
          <table:table-cell table:style-name="Default"/>
          <table:table-cell office:value-type="string">
            <text:p>ruoli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360">
            <text:p>360</text:p>
          </table:table-cell>
          <table:table-cell office:value-type="string">
            <text:p>Responsabile</text:p>
          </table:table-cell>
          <table:table-cell table:formula="oooc:=[.D3]*30"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0">
            <text:p>0</text:p>
          </table:table-cell>
          <table:table-cell office:value-type="string">
            <text:p>Amministratore</text:p>
          </table:table-cell>
          <table:table-cell table:formula="oooc:=[.D4]*20"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88">
            <text:p>88</text:p>
          </table:table-cell>
          <table:table-cell office:value-type="string">
            <text:p>Analista</text:p>
          </table:table-cell>
          <table:table-cell table:formula="oooc:=[.D5]*2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12">
            <text:p>112</text:p>
          </table:table-cell>
          <table:table-cell office:value-type="string">
            <text:p>Progettista</text:p>
          </table:table-cell>
          <table:table-cell table:formula="oooc:=[.D6]*22" office:value-type="float" office:value="176">
            <text:p>176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288">
            <text:p>288</text:p>
          </table:table-cell>
          <table:table-cell office:value-type="string">
            <text:p>Programmatore</text:p>
          </table:table-cell>
          <table:table-cell table:formula="oooc:=[.D7]*16" office:value-type="float" office:value="208">
            <text:p>208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Verificatore</text:p>
          </table:table-cell>
          <table:table-cell table:formula="oooc:=[.D8]*16" office:value-type="float" office:value="256">
            <text:p>256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formula="oooc:=SUM([.D12:.D17])" office:value-type="float" office:value="1080">
            <text:p>1080</text:p>
          </table:table-cell>
          <table:table-cell table:number-columns-repeated="7"/>
        </table:table-row>
      </table:table>
      <table:table table:name="RPP-RQ" table:style-name="ta1" table:print="false">
        <table:table-column table:style-name="co2" table:default-cell-style-name="ce1"/>
        <table:table-column table:style-name="co2" table:default-cell-style-name="Default"/>
        <table:table-row table:style-name="ro1">
          <table:table-cell table:style-name="Default">
            <draw:frame table:end-cell-address="'RPP-RQ'.A1" table:end-x="1.212cm" table:end-y="0.373cm" draw:z-index="0" draw:style-name="gr1" svg:width="0.721cm" svg:height="0.001cm" svg:x="0.491cm" svg:y="0.372cm">
              <draw:object draw:notify-on-update-of-ranges="'RPP-RQ'.A11:'RPP-RQ'.A16 'RPP-RQ'.B11:'RPP-RQ'.B16" xlink:href="./Object 6" xlink:type="simple" xlink:show="embed" xlink:actuate="onLoad"/>
              <draw:image xlink:href="./ObjectReplacements/Object 6" xlink:type="simple" xlink:show="embed" xlink:actuate="onLoad"/>
            </draw:frame>
            <draw:frame table:end-cell-address="'RPP-RQ'.A1" table:end-x="1.791cm" table:end-y="0.29cm" draw:z-index="1" draw:style-name="gr1" svg:width="0.968cm" svg:height="0.103cm" svg:x="0.823cm" svg:y="0.187cm">
              <draw:object draw:notify-on-update-of-ranges="'RPP-RQ'.A11:'RPP-RQ'.A16 'RPP-RQ'.B11:'RPP-RQ'.B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2" office:value-type="string">
            <text:p>RPP-RQ</text:p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/>
          <table:table-cell office:value-type="string">
            <text:p>ruoli</text:p>
          </table:table-cell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990">
            <text:p>990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740">
            <text:p>740</text:p>
          </table:table-cell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600">
            <text:p>600</text:p>
          </table:table-cell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1958">
            <text:p>1958</text:p>
          </table:table-cell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504">
            <text:p>1504</text:p>
          </table:table-cell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1680">
            <text:p>1680</text:p>
          </table:table-cell>
        </table:table-row>
      </table:table>
      <table:table table:name="Totale" table:style-name="ta1" table:print="false">
        <table:table-column table:style-name="co3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totale</text:p>
          </table:table-cell>
          <table:table-cell>
            <draw:frame table:end-cell-address="Totale.I17" table:end-x="1.607cm" table:end-y="0.081cm" draw:z-index="1" draw:style-name="gr1" svg:width="14.353cm" svg:height="7.933cm" svg:x="0.803cm" svg:y="0.189cm">
              <draw:object draw:notify-on-update-of-ranges="Totale.A11:Totale.A16 Totale.B11:Totale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Totale.O19" table:end-x="0.703cm" table:end-y="0.26cm" draw:z-index="0" draw:style-name="gr1" svg:width="11.389cm" svg:height="8.993cm" svg:x="0.605cm" svg:y="0.313cm">
              <draw:object draw:notify-on-update-of-ranges="Totale.A11:Totale.A16 Totale.B11:Totale.B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52">
            <text:p>152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07">
            <text:p>107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59">
            <text:p>159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ooc:=SUM([.B2:.B7])" office:value-type="float" office:value="669">
            <text:p>669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1980">
            <text:p>198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1740">
            <text:p>17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2450">
            <text:p>24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3344">
            <text:p>3344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712">
            <text:p>1712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2544">
            <text:p>2544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ooc:=SUM([.B11:.B16])" office:value-type="float" office:value="13770">
            <text:p>13770</text:p>
          </table:table-cell>
          <table:table-cell table:number-columns-repeated="8"/>
        </table:table-row>
      </table:table>
      <table:table table:name="RR-RPP" table:style-name="ta1" table:print="false">
        <table:table-column table:style-name="co4" table:default-cell-style-name="ce1"/>
        <table:table-column table:style-name="co2" table:default-cell-style-name="Default"/>
        <table:table-row table:style-name="ro1">
          <table:table-cell table:style-name="Default">
            <draw:frame table:end-cell-address="'RR-RPP'.A1" table:end-x="1.463cm" table:end-y="0.477cm" draw:z-index="0" draw:style-name="gr1" svg:width="0.98cm" svg:height="0.364cm" svg:x="0.483cm" svg:y="0.113cm">
              <draw:object draw:notify-on-update-of-ranges="'RR-RPP'.A11:'RR-RPP'.A16 'RR-RPP'.B11:'RR-RPP'.B16" xlink:href="./Object 4" xlink:type="simple" xlink:show="embed" xlink:actuate="onLoad"/>
              <draw:image xlink:href="./ObjectReplacements/Object 4" xlink:type="simple" xlink:show="embed" xlink:actuate="onLoad"/>
            </draw:frame>
            <draw:frame table:end-cell-address="'RR-RPP'.A1" table:end-x="1.19cm" table:end-y="0.367cm" draw:z-index="1" draw:style-name="gr1" svg:width="1.11cm" svg:height="0.101cm" svg:x="0.08cm" svg:y="0.266cm">
              <draw:object draw:notify-on-update-of-ranges="'RR-RPP'.A11:'RR-RPP'.A16 'RR-RPP'.B11:'RR-RPP'.B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 office:value-type="string">
            <text:p>RR-RPP</text:p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</table:table-row>
        <table:table-row table:style-name="ro1" table:number-rows-repeated="3">
          <table:table-cell table:style-name="Default"/>
          <table:table-cell/>
        </table:table-row>
        <table:table-row table:style-name="ro1">
          <table:table-cell office:value-type="string">
            <text:p>Responsabile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Amministratore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Analista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string">
            <text:p>Progettista</text:p>
          </table:table-cell>
          <table:table-cell office:value-type="float" office:value="1210">
            <text:p>1210</text:p>
          </table:table-cell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erificatore</text:p>
          </table:table-cell>
          <table:table-cell office:value-type="float" office:value="608">
            <text:p>608</text:p>
          </table:table-cell>
        </table:table-row>
      </table:table>
      <table:table table:name="ConsuntivoRRRPP" table:style-name="ta1" table:print="false"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RR-RPP Cons.</text:p>
          </table:table-cell>
          <table:table-cell/>
          <table:table-cell table:style-name="Default"/>
          <table:table-cell table:style-name="ce2" office:value-type="string">
            <text:p>RR-RPP</text:p>
          </table:table-cell>
          <table:table-cell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8">
            <text:p>18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>
            <draw:frame table:end-cell-address="ConsuntivoRRRPP.M20" table:end-x="0.327cm" table:end-y="0.095cm" draw:z-index="0" draw:style-name="gr1" svg:width="14.451cm" svg:height="8.887cm" svg:x="1.683cm" svg:y="0.255cm">
              <draw:object draw:notify-on-update-of-ranges="ConsuntivoRRRPP.A11:ConsuntivoRRRPP.A16 ConsuntivoRRRPP.B11:ConsuntivoRRRPP.B16 ConsuntivoRRRPP.E11:ConsuntivoRRRPP.E1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4">
            <text:p>44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86">
            <text:p>86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39">
            <text:p>39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8">
            <text:p>28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540">
            <text:p>540</text:p>
          </table:table-cell>
          <table:table-cell/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880">
            <text:p>880</text:p>
          </table:table-cell>
          <table:table-cell/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2150">
            <text:p>2150</text:p>
          </table:table-cell>
          <table:table-cell/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858">
            <text:p>858</text:p>
          </table:table-cell>
          <table:table-cell/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448">
            <text:p>448</text:p>
          </table:table-cell>
          <table:table-cell/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>
            <draw:frame table:end-cell-address="ConsuntivoRRRPP.F34" table:end-x="0.653cm" table:end-y="0.442cm" draw:z-index="1" draw:style-name="gr1" svg:width="11.789cm" svg:height="7.876cm" svg:x="1.957cm" svg:y="0.105cm">
              <draw:object draw:notify-on-update-of-ranges="ConsuntivoRRRPP.A2:ConsuntivoRRRPP.A7 ConsuntivoRRRPP.B2:ConsuntivoRRRPP.B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ConsuntivoRPPRQ" table:style-name="ta1" table:print="false">
        <table:table-column table:style-name="co4" table:default-cell-style-name="ce1"/>
        <table:table-column table:style-name="co4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>
            <text:p>RPP-RQ Cons.</text:p>
          </table:table-cell>
          <table:table-cell/>
          <table:table-cell table:style-name="Default"/>
          <table:table-cell table:style-name="ce2" office:value-type="string">
            <text:p>RPP-RQ</text:p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1">
            <text:p>31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2">
            <text:p>42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12">
            <text:p>12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2">
            <text:p>82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03">
            <text:p>103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97">
            <text:p>97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930">
            <text:p>930</text:p>
          </table:table-cell>
          <table:table-cell/>
          <table:table-cell office:value-type="string">
            <text:p>Responsabile</text:p>
          </table:table-cell>
          <table:table-cell table:formula="oooc:=[.E2]*30" office:value-type="float" office:value="990">
            <text:p>990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840">
            <text:p>840</text:p>
          </table:table-cell>
          <table:table-cell/>
          <table:table-cell office:value-type="string">
            <text:p>Amministratore</text:p>
          </table:table-cell>
          <table:table-cell table:formula="oooc:=[.E3]*20" office:value-type="float" office:value="740">
            <text:p>740</text:p>
          </table:table-cell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300">
            <text:p>300</text:p>
          </table:table-cell>
          <table:table-cell/>
          <table:table-cell office:value-type="string">
            <text:p>Analista</text:p>
          </table:table-cell>
          <table:table-cell table:formula="oooc:=[.E4]*25" office:value-type="float" office:value="600">
            <text:p>600</text:p>
          </table:table-cell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1804">
            <text:p>1804</text:p>
          </table:table-cell>
          <table:table-cell/>
          <table:table-cell office:value-type="string">
            <text:p>Progettista</text:p>
          </table:table-cell>
          <table:table-cell table:formula="oooc:=[.E5]*22" office:value-type="float" office:value="1958">
            <text:p>1958</text:p>
          </table:table-cell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648">
            <text:p>1648</text:p>
          </table:table-cell>
          <table:table-cell/>
          <table:table-cell office:value-type="string">
            <text:p>Programmatore</text:p>
          </table:table-cell>
          <table:table-cell table:formula="oooc:=[.E6]*16" office:value-type="float" office:value="1504">
            <text:p>1504</text:p>
          </table:table-cell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1552">
            <text:p>1552</text:p>
          </table:table-cell>
          <table:table-cell/>
          <table:table-cell office:value-type="string">
            <text:p>Verificatore</text:p>
          </table:table-cell>
          <table:table-cell table:formula="oooc:=[.E7]*16" office:value-type="float" office:value="1680">
            <text:p>1680</text:p>
          </table:table-cell>
        </table:table-row>
      </table:table>
      <table:table table:name="ConsuntivoRQRA" table:style-name="ta1" table:print="false">
        <table:table-column table:style-name="co4" table:default-cell-style-name="ce1"/>
        <table:table-column table:style-name="co8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2" office:value-type="string">
            <text:p>RQ-RA Cons.</text:p>
          </table:table-cell>
          <table:table-cell/>
          <table:table-cell table:style-name="Default"/>
          <table:table-cell table:style-name="ce2" office:value-type="string">
            <text:p>RQ-RA</text:p>
          </table:table-cell>
          <table:table-cell/>
          <table:table-cell>
            <draw:frame table:end-cell-address="ConsuntivoRQRA.M19" table:end-x="0.55cm" table:end-y="0.292cm" draw:z-index="0" draw:style-name="gr1" svg:width="14.051cm" svg:height="8.888cm" svg:x="0.048cm" svg:y="0.45cm">
              <draw:object draw:notify-on-update-of-ranges="ConsuntivoRQRA.A2:ConsuntivoRQRA.A7 ConsuntivoRQRA.B11:ConsuntivoRQRA.B16 ConsuntivoRQRA.E11:ConsuntivoRQRA.E16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0">
            <text:p>10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13">
            <text:p>13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1">
            <text:p>11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7">
            <text:p>17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6">
            <text:p>26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ooc:=SUM([.B2:.B7])" office:value-type="float" office:value="77">
            <text:p>77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300">
            <text:p>300</text:p>
          </table:table-cell>
          <table:table-cell/>
          <table:table-cell office:value-type="string">
            <text:p>Responsabile</text:p>
          </table:table-cell>
          <table:table-cell table:formula="oooc:=[.E2]*30"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260">
            <text:p>260</text:p>
          </table:table-cell>
          <table:table-cell/>
          <table:table-cell office:value-type="string">
            <text:p>Amministratore</text:p>
          </table:table-cell>
          <table:table-cell table:formula="oooc:=[.E3]*20"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0">
            <text:p>0</text:p>
          </table:table-cell>
          <table:table-cell/>
          <table:table-cell office:value-type="string">
            <text:p>Analista</text:p>
          </table:table-cell>
          <table:table-cell table:formula="oooc:=[.E4]*2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242">
            <text:p>242</text:p>
          </table:table-cell>
          <table:table-cell/>
          <table:table-cell office:value-type="string">
            <text:p>Progettista</text:p>
          </table:table-cell>
          <table:table-cell table:formula="oooc:=[.E5]*22"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272">
            <text:p>272</text:p>
          </table:table-cell>
          <table:table-cell/>
          <table:table-cell office:value-type="string">
            <text:p>Programmatore</text:p>
          </table:table-cell>
          <table:table-cell table:formula="oooc:=[.E6]*16"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416">
            <text:p>416</text:p>
          </table:table-cell>
          <table:table-cell/>
          <table:table-cell office:value-type="string">
            <text:p>Verificatore</text:p>
          </table:table-cell>
          <table:table-cell table:formula="oooc:=[.E7]*16" office:value-type="float" office:value="256">
            <text:p>256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otale</text:p>
          </table:table-cell>
          <table:table-cell table:formula="oooc:=SUM([.B11:.B16])" office:value-type="float" office:value="1490">
            <text:p>1490</text:p>
          </table:table-cell>
          <table:table-cell/>
          <table:table-cell table:style-name="Default"/>
          <table:table-cell table:formula="oooc:=SUM([.E11:.E16])" office:value-type="float" office:value="1080">
            <text:p>1080</text:p>
          </table:table-cell>
          <table:table-cell table:number-columns-repeated="2"/>
        </table:table-row>
        <table:table-row table:style-name="ro1">
          <table:table-cell table:style-name="Default">
            <draw:frame table:end-cell-address="ConsuntivoRQRA.E34" table:end-x="1.836cm" table:end-y="0.258cm" draw:z-index="1" draw:style-name="gr1" svg:width="11.789cm" svg:height="7.876cm" svg:x="0.524cm" svg:y="0.424cm">
              <draw:object draw:notify-on-update-of-ranges="ConsuntivoRQRA.A2:ConsuntivoRQRA.A7 ConsuntivoRQRA.B2:ConsuntivoRQRA.B7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3"/>
        </table:table-row>
      </table:table>
      <table:table table:name="TotaleFasi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PREVENTIV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>
            <draw:frame table:end-cell-address="TotaleFasi.N25" table:end-x="1.623cm" table:end-y="0.237cm" draw:z-index="0" draw:style-name="gr1" svg:width="14.051cm" svg:height="8.888cm" svg:x="1.121cm" svg:y="0.396cm">
              <draw:object draw:notify-on-update-of-ranges="TotaleFasi.A9:TotaleFasi.A14 TotaleFasi.F27:TotaleFasi.F32 TotaleFasi.F9:TotaleFasi.F14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table:style-name="ce5" office:value-type="string">
            <text:p>PRE RR</text:p>
          </table:table-cell>
          <table:table-cell table:style-name="ce2" office:value-type="string">
            <text:p>RR-RPP</text:p>
          </table:table-cell>
          <table:table-cell table:style-name="ce2" office:value-type="string">
            <text:p>RPP-RQ</text:p>
          </table:table-cell>
          <table:table-cell table:style-name="ce2" office:value-type="string">
            <text:p>RQ-RA</text:p>
          </table:table-cell>
          <table:table-cell table:style-name="ce12" office:value-type="string">
            <text:p>TOTALE</text:p>
          </table:table-cell>
          <table:table-cell table:style-name="ce12" office:value-type="string">
            <text:p>STIPENDIO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esponsabile</text:p>
          </table:table-cell>
          <table:table-cell table:style-name="ce6" office:value-type="float" office:value="20">
            <text:p>2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8">
            <text:p>8</text:p>
          </table:table-cell>
          <table:table-cell table:style-name="ce6" table:formula="oooc:=SUM([.C9:.E9])" office:value-type="float" office:value="66">
            <text:p>66</text:p>
          </table:table-cell>
          <table:table-cell table:style-name="ce14" table:formula="oooc:=[.F9]*[.G2]" office:value-type="float" office:value="1980">
            <text:p>198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6" office:value-type="float" office:value="28">
            <text:p>28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0">
            <text:p>10</text:p>
          </table:table-cell>
          <table:table-cell table:style-name="ce6" table:formula="oooc:=SUM([.C10:.E10])" office:value-type="float" office:value="87">
            <text:p>87</text:p>
          </table:table-cell>
          <table:table-cell table:style-name="ce14" table:formula="oooc:=[.F10]*[.G3]" office:value-type="float" office:value="1740">
            <text:p>174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nalista</text:p>
          </table:table-cell>
          <table:table-cell table:style-name="ce6" office:value-type="float" office:value="65">
            <text:p>65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6" table:formula="oooc:=SUM([.C11:.E11])" office:value-type="float" office:value="98">
            <text:p>98</text:p>
          </table:table-cell>
          <table:table-cell table:style-name="ce14" table:formula="oooc:=[.F11]*[.G4]" office:value-type="float" office:value="2450">
            <text:p>24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ogettista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8">
            <text:p>8</text:p>
          </table:table-cell>
          <table:table-cell table:style-name="ce6" table:formula="oooc:=SUM([.C12:.E12])" office:value-type="float" office:value="152">
            <text:p>152</text:p>
          </table:table-cell>
          <table:table-cell table:style-name="ce14" table:formula="oooc:=[.F12]*[.G5]" office:value-type="float" office:value="3344">
            <text:p>33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ogrammatore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3">
            <text:p>13</text:p>
          </table:table-cell>
          <table:table-cell table:style-name="ce6" table:formula="oooc:=SUM([.C13:.E13])" office:value-type="float" office:value="107">
            <text:p>107</text:p>
          </table:table-cell>
          <table:table-cell table:style-name="ce14" table:formula="oooc:=[.F13]*[.G6]" office:value-type="float" office:value="1712">
            <text:p>17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erificatore</text:p>
          </table:table-cell>
          <table:table-cell table:style-name="ce6" office:value-type="float" office:value="12">
            <text:p>12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6">
            <text:p>16</text:p>
          </table:table-cell>
          <table:table-cell table:style-name="ce6" table:formula="oooc:=SUM([.C14:.E14])" office:value-type="float" office:value="159">
            <text:p>159</text:p>
          </table:table-cell>
          <table:table-cell table:style-name="ce14" table:formula="oooc:=[.F14]*[.G7]" office:value-type="float" office:value="2544">
            <text:p>254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(in euro)</text:p>
          </table:table-cell>
          <table:table-cell table:style-name="ce9" table:formula="oooc:=SUM([.C9]*[.D2]+[.C10]*[.D3]+[.C11]*[.D4]+[.C12]*[.D5]+[.C13]*[.D6]+[.C14]*[.D7])" office:value-type="float" office:value="5218">
            <text:p>5218</text:p>
          </table:table-cell>
          <table:table-cell table:style-name="ce9" table:formula="oooc:=SUM([.D9]*[.E2]+[.D10]*[.E3]+[.D11]*[.E4]+[.D12]*[.E5]+[.D13]*[.E6]+[.D14]*[.E7])" office:value-type="float" office:value="7472">
            <text:p>7472</text:p>
          </table:table-cell>
          <table:table-cell table:style-name="ce9" table:formula="oooc:=SUM([.E9]*[.F2]+[.E10]*[.F3]+[.E11]*[.F4]+[.E12]*[.F5]+[.E13]*[.F6]+[.E14]*[.F7])" office:value-type="float" office:value="1080">
            <text:p>1080</text:p>
          </table:table-cell>
          <table:table-cell table:style-name="ce13" table:formula="oooc:=SUM([.F9]*[.G2]+[.F10]*[.G3]+[.F11]*[.G4]+[.F12]*[.G5]+[.F13]*[.G6]+[.F14]*[.G7])" office:value-type="float" office:value="13770">
            <text:p>13770</text:p>
          </table:table-cell>
          <table:table-cell table:style-name="ce14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CONSUNTIV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PRE RR</text:p>
          </table:table-cell>
          <table:table-cell table:style-name="ce2" office:value-type="string">
            <text:p>RR-RPP</text:p>
          </table:table-cell>
          <table:table-cell table:style-name="ce2" office:value-type="string">
            <text:p>RPP-RQ</text:p>
          </table:table-cell>
          <table:table-cell table:style-name="ce2" office:value-type="string">
            <text:p>RQ-RA</text:p>
          </table:table-cell>
          <table:table-cell table:style-name="ce12" office:value-type="string">
            <text:p>TOTALE</text:p>
          </table:table-cell>
          <table:table-cell table:style-name="ce12" office:value-type="string">
            <text:p>STIPENDIO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esponsabile</text:p>
          </table:table-cell>
          <table:table-cell table:style-name="ce6" office:value-type="float" office:value="20">
            <text:p>2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6" table:formula="oooc:=SUM([.C27:.E27])" office:value-type="float" office:value="59">
            <text:p>59</text:p>
          </table:table-cell>
          <table:table-cell table:style-name="ce14" table:formula="oooc:=[.F27]*[.G20]" office:value-type="float" office:value="1770">
            <text:p>1770</text:p>
          </table:table-cell>
          <table:table-cell/>
          <table:table-cell>
            <draw:frame table:end-cell-address="TotaleFasi.O45" table:end-x="1.097cm" table:end-y="0.08cm" draw:z-index="1" draw:style-name="gr1" svg:width="14.051cm" svg:height="8.888cm" svg:x="0.595cm" svg:y="0.238cm">
              <draw:object draw:notify-on-update-of-ranges="TotaleFasi.A9:TotaleFasi.A14 TotaleFasi.G27:TotaleFasi.G32 TotaleFasi.G9:TotaleFasi.G1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Amministratore</text:p>
          </table:table-cell>
          <table:table-cell table:style-name="ce6" office:value-type="float" office:value="28">
            <text:p>28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3">
            <text:p>13</text:p>
          </table:table-cell>
          <table:table-cell table:style-name="ce6" table:formula="oooc:=SUM([.C28:.E28])" office:value-type="float" office:value="99">
            <text:p>99</text:p>
          </table:table-cell>
          <table:table-cell table:style-name="ce14" table:formula="oooc:=[.F28]*[.G21]" office:value-type="float" office:value="1980">
            <text:p>198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nalista</text:p>
          </table:table-cell>
          <table:table-cell table:style-name="ce6" office:value-type="float" office:value="65">
            <text:p>65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6" table:formula="oooc:=SUM([.C29:.E29])" office:value-type="float" office:value="98">
            <text:p>98</text:p>
          </table:table-cell>
          <table:table-cell table:style-name="ce14" table:formula="oooc:=[.F29]*[.G22]" office:value-type="float" office:value="2450">
            <text:p>24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ogettista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11">
            <text:p>11</text:p>
          </table:table-cell>
          <table:table-cell table:style-name="ce6" table:formula="oooc:=SUM([.C30:.E30])" office:value-type="float" office:value="132">
            <text:p>132</text:p>
          </table:table-cell>
          <table:table-cell table:style-name="ce14" table:formula="oooc:=[.F30]*[.G23]" office:value-type="float" office:value="2904">
            <text:p>290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rogrammatore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7">
            <text:p>17</text:p>
          </table:table-cell>
          <table:table-cell table:style-name="ce6" table:formula="oooc:=SUM([.C31:.E31])" office:value-type="float" office:value="120">
            <text:p>120</text:p>
          </table:table-cell>
          <table:table-cell table:style-name="ce14" table:formula="oooc:=[.F31]*[.G24]" office:value-type="float" office:value="1920">
            <text:p>192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Verificatore</text:p>
          </table:table-cell>
          <table:table-cell table:style-name="ce6" office:value-type="float" office:value="12">
            <text:p>12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26">
            <text:p>26</text:p>
          </table:table-cell>
          <table:table-cell table:style-name="ce6" table:formula="oooc:=SUM([.C32:.E32])" office:value-type="float" office:value="151">
            <text:p>151</text:p>
          </table:table-cell>
          <table:table-cell table:style-name="ce14" table:formula="oooc:=[.F32]*[.G25]" office:value-type="float" office:value="2416">
            <text:p>24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o (in euro)</text:p>
          </table:table-cell>
          <table:table-cell table:style-name="ce9" table:formula="oooc:=SUM([.C27]*[.D20]+[.C28]*[.D21]+[.C29]*[.D22]+[.C30]*[.D23]+[.C31]*[.D24]+[.C32]*[.D25])" office:value-type="float" office:value="4876">
            <text:p>4876</text:p>
          </table:table-cell>
          <table:table-cell table:style-name="ce9" table:formula="oooc:=SUM([.D27]*[.E20]+[.D28]*[.E21]+[.D29]*[.E22]+[.D30]*[.E23]+[.D31]*[.E24]+[.D32]*[.E25])" office:value-type="float" office:value="7074">
            <text:p>7074</text:p>
          </table:table-cell>
          <table:table-cell table:style-name="ce9" table:formula="oooc:=SUM([.E27]*[.F20]+[.E28]*[.F21]+[.E29]*[.F22]+[.E30]*[.F23]+[.E31]*[.F24]+[.E32]*[.F25])" office:value-type="float" office:value="1490">
            <text:p>1490</text:p>
          </table:table-cell>
          <table:table-cell table:style-name="ce13" table:formula="oooc:=SUM([.F27]*[.G20]+[.F28]*[.G21]+[.F29]*[.G22]+[.F30]*[.G23]+[.F31]*[.G24]+[.F32]*[.G25])" office:value-type="float" office:value="13440">
            <text:p>13440</text:p>
          </table:table-cell>
          <table:table-cell table:style-name="ce14" table:formula="oooc:=SUM([.G27:.G32])" office:value-type="float" office:value="13440">
            <text:p>134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ooc:=SUM([.F27:.F32])" office:value-type="float" office:value="659">
            <text:p>65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PREVENTIVO</text:p>
          </table:table-cell>
          <table:table-cell office:value-type="string">
            <text:p>Carico persone in ore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Responsabile</text:p>
          </table:table-cell>
          <table:table-cell table:style-name="ce10" office:value-type="string">
            <text:p>Amministr</text:p>
          </table:table-cell>
          <table:table-cell table:style-name="ce10" office:value-type="string">
            <text:p>Analis</text:p>
          </table:table-cell>
          <table:table-cell table:style-name="ce10" office:value-type="string">
            <text:p>Progett</text:p>
          </table:table-cell>
          <table:table-cell table:style-name="ce7" office:value-type="string">
            <text:p>Programm</text:p>
          </table:table-cell>
          <table:table-cell table:style-name="ce7" office:value-type="string">
            <text:p>Verif</text:p>
          </table:table-cell>
          <table:table-cell table:style-name="ce8" office:value-type="string">
            <text:p>Totale</text:p>
          </table:table-cell>
          <table:table-cell/>
        </table:table-row>
        <table:table-row table:style-name="ro1">
          <table:table-cell table:style-name="ce1" office:value-type="string">
            <text:p>Bizzotto Pier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8">
            <text:p>28</text:p>
          </table:table-cell>
          <table:table-cell table:style-name="ce8" table:formula="oooc:=SUM([.B39:.G39])" office:value-type="float" office:value="96">
            <text:p>96</text:p>
          </table:table-cell>
          <table:table-cell/>
        </table:table-row>
        <table:table-row table:style-name="ro1">
          <table:table-cell table:style-name="ce1" office:value-type="string">
            <text:p>Carollo Mirk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9">
            <text:p>29</text:p>
          </table:table-cell>
          <table:table-cell table:style-name="ce8" table:formula="oooc:=SUM([.B40:.G40])" office:value-type="float" office:value="96">
            <text:p>96</text:p>
          </table:table-cell>
          <table:table-cell/>
        </table:table-row>
        <table:table-row table:style-name="ro1">
          <table:table-cell table:style-name="ce1" office:value-type="string">
            <text:p>Cunico Marc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7">
            <text:p>7</text:p>
          </table:table-cell>
          <table:table-cell table:style-name="ce8" table:formula="oooc:=SUM([.B41:.G41])" office:value-type="float" office:value="95">
            <text:p>95</text:p>
          </table:table-cell>
          <table:table-cell/>
        </table:table-row>
        <table:table-row table:style-name="ro1">
          <table:table-cell table:style-name="ce1" office:value-type="string">
            <text:p>Dal Bosco Davide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9">
            <text:p>29</text:p>
          </table:table-cell>
          <table:table-cell table:style-name="ce8" table:formula="oooc:=SUM([.B42:.G42])" office:value-type="float" office:value="95">
            <text:p>95</text:p>
          </table:table-cell>
          <table:table-cell/>
        </table:table-row>
        <table:table-row table:style-name="ro1">
          <table:table-cell table:style-name="ce1" office:value-type="string">
            <text:p>Dissegna Stefan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9">
            <text:p>9</text:p>
          </table:table-cell>
          <table:table-cell table:style-name="ce8" table:formula="oooc:=SUM([.B43:.G43])" office:value-type="float" office:value="96">
            <text:p>96</text:p>
          </table:table-cell>
          <table:table-cell/>
        </table:table-row>
        <table:table-row table:style-name="ro1">
          <table:table-cell table:style-name="ce1" office:value-type="string">
            <text:p>Geremia Mirco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30">
            <text:p>30</text:p>
          </table:table-cell>
          <table:table-cell table:style-name="ce8" table:formula="oooc:=SUM([.B44:.G44])" office:value-type="float" office:value="95">
            <text:p>95</text:p>
          </table:table-cell>
          <table:table-cell/>
        </table:table-row>
        <table:table-row table:style-name="ro1">
          <table:table-cell table:style-name="ce4" office:value-type="string">
            <text:p>Rizzo Maurizio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8" office:value-type="float" office:value="29">
            <text:p>29</text:p>
          </table:table-cell>
          <table:table-cell table:style-name="ce8" table:formula="oooc:=SUM([.B45:.G45])" office:value-type="float" office:value="95">
            <text:p>95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ONSUNTIVO</text:p>
          </table:table-cell>
          <table:table-cell office:value-type="string">
            <text:p>Carico persone in ore per tutte le fasi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Responsabile</text:p>
          </table:table-cell>
          <table:table-cell table:style-name="ce10" office:value-type="string">
            <text:p>Amministratore</text:p>
          </table:table-cell>
          <table:table-cell table:style-name="ce10" office:value-type="string">
            <text:p>Analista</text:p>
          </table:table-cell>
          <table:table-cell table:style-name="ce10" office:value-type="string">
            <text:p>Progettista</text:p>
          </table:table-cell>
          <table:table-cell table:style-name="ce7" office:value-type="string">
            <text:p>Programmatore</text:p>
          </table:table-cell>
          <table:table-cell table:style-name="ce7" office:value-type="string">
            <text:p>Verificatore</text:p>
          </table:table-cell>
          <table:table-cell table:style-name="ce8" office:value-type="string">
            <text:p>Totale</text:p>
          </table:table-cell>
          <table:table-cell table:style-name="ce6" office:value-type="string">
            <text:p>Sostamento</text:p>
          </table:table-cell>
        </table:table-row>
        <table:table-row table:style-name="ro1">
          <table:table-cell table:style-name="ce1" office:value-type="string">
            <text:p>Bizzotto Piero</text:p>
          </table:table-cell>
          <table:table-cell table:style-name="ce8" table:formula="oooc:=6+0+2" office:value-type="float" office:value="8">
            <text:p>8</text:p>
          </table:table-cell>
          <table:table-cell table:style-name="ce8" table:formula="oooc:=13+0+6" office:value-type="float" office:value="19">
            <text:p>19</text:p>
          </table:table-cell>
          <table:table-cell table:style-name="ce8" table:formula="oooc:=0+4" office:value-type="float" office:value="4">
            <text:p>4</text:p>
          </table:table-cell>
          <table:table-cell table:style-name="ce8" table:formula="oooc:=26+0" office:value-type="float" office:value="26">
            <text:p>26</text:p>
          </table:table-cell>
          <table:table-cell table:style-name="ce8" table:formula="oooc:=0+13" office:value-type="float" office:value="13">
            <text:p>13</text:p>
          </table:table-cell>
          <table:table-cell table:style-name="ce8" table:formula="oooc:=0+28" office:value-type="float" office:value="28">
            <text:p>28</text:p>
          </table:table-cell>
          <table:table-cell table:style-name="ce8" table:formula="oooc:=SUM([.B50:.G50])" office:value-type="float" office:value="98">
            <text:p>98</text:p>
          </table:table-cell>
          <table:table-cell table:style-name="ce6" table:formula="oooc:=[.H50]-[.H39]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arollo Mirko</text:p>
          </table:table-cell>
          <table:table-cell table:style-name="ce8" table:formula="oooc:=8+0" office:value-type="float" office:value="8">
            <text:p>8</text:p>
          </table:table-cell>
          <table:table-cell table:style-name="ce8" table:formula="oooc:=24+0" office:value-type="float" office:value="24">
            <text:p>24</text:p>
          </table:table-cell>
          <table:table-cell table:style-name="ce8" table:formula="oooc:=0+12" office:value-type="float" office:value="12">
            <text:p>12</text:p>
          </table:table-cell>
          <table:table-cell table:style-name="ce8" table:formula="oooc:=9+0" office:value-type="float" office:value="9">
            <text:p>9</text:p>
          </table:table-cell>
          <table:table-cell table:style-name="ce8" table:formula="oooc:=0+10" office:value-type="float" office:value="10">
            <text:p>10</text:p>
          </table:table-cell>
          <table:table-cell table:style-name="ce8" table:formula="oooc:=0+31+2" office:value-type="float" office:value="33">
            <text:p>33</text:p>
          </table:table-cell>
          <table:table-cell table:style-name="ce8" table:formula="oooc:=SUM([.B51:.G51])" office:value-type="float" office:value="96">
            <text:p>96</text:p>
          </table:table-cell>
          <table:table-cell table:style-name="ce6" table:formula="oooc:=[.H51]-[.H40]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unico Marco</text:p>
          </table:table-cell>
          <table:table-cell table:style-name="ce8" table:formula="oooc:=0+7" office:value-type="float" office:value="7">
            <text:p>7</text:p>
          </table:table-cell>
          <table:table-cell table:style-name="ce8" table:formula="oooc:=0+11+5" office:value-type="float" office:value="16">
            <text:p>16</text:p>
          </table:table-cell>
          <table:table-cell table:style-name="ce8" table:formula="oooc:=25+0" office:value-type="float" office:value="25">
            <text:p>25</text:p>
          </table:table-cell>
          <table:table-cell table:style-name="ce8" table:formula="oooc:=0+23" office:value-type="float" office:value="23">
            <text:p>23</text:p>
          </table:table-cell>
          <table:table-cell table:style-name="ce8" table:formula="oooc:=0+16+8" office:value-type="float" office:value="24">
            <text:p>24</text:p>
          </table:table-cell>
          <table:table-cell table:style-name="ce8" table:formula="oooc:=0+0+3" office:value-type="float" office:value="3">
            <text:p>3</text:p>
          </table:table-cell>
          <table:table-cell table:style-name="ce8" table:formula="oooc:=SUM([.B52:.G52])" office:value-type="float" office:value="98">
            <text:p>98</text:p>
          </table:table-cell>
          <table:table-cell table:style-name="ce6" table:formula="oooc:=[.H52]-[.H41]"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Dal Bosco Davide</text:p>
          </table:table-cell>
          <table:table-cell table:style-name="ce8" table:formula="oooc:=2+8" office:value-type="float" office:value="10">
            <text:p>10</text:p>
          </table:table-cell>
          <table:table-cell table:style-name="ce8" table:formula="oooc:=0+5+2" office:value-type="float" office:value="7">
            <text:p>7</text:p>
          </table:table-cell>
          <table:table-cell table:style-name="ce8" table:formula="oooc:=9+0" office:value-type="float" office:value="9">
            <text:p>9</text:p>
          </table:table-cell>
          <table:table-cell table:style-name="ce8" table:formula="oooc:=0+16" office:value-type="float" office:value="16">
            <text:p>16</text:p>
          </table:table-cell>
          <table:table-cell table:style-name="ce8" table:formula="oooc:=0+11+6" office:value-type="float" office:value="17">
            <text:p>17</text:p>
          </table:table-cell>
          <table:table-cell table:style-name="ce8" table:formula="oooc:=0+38" office:value-type="float" office:value="38">
            <text:p>38</text:p>
          </table:table-cell>
          <table:table-cell table:style-name="ce8" table:formula="oooc:=SUM([.B53:.G53])" office:value-type="float" office:value="97">
            <text:p>97</text:p>
          </table:table-cell>
          <table:table-cell table:style-name="ce6" table:formula="oooc:=[.H53]-[.H42]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Dissegna Stefano</text:p>
          </table:table-cell>
          <table:table-cell table:style-name="ce8" table:formula="oooc:=0+8+8" office:value-type="float" office:value="16">
            <text:p>16</text:p>
          </table:table-cell>
          <table:table-cell table:style-name="ce8" table:formula="oooc:=0+10" office:value-type="float" office:value="10">
            <text:p>10</text:p>
          </table:table-cell>
          <table:table-cell table:style-name="ce8" table:formula="oooc:=23+0" office:value-type="float" office:value="23">
            <text:p>23</text:p>
          </table:table-cell>
          <table:table-cell table:style-name="ce8" table:formula="oooc:=0+20+2" office:value-type="float" office:value="22">
            <text:p>22</text:p>
          </table:table-cell>
          <table:table-cell table:style-name="ce8" table:formula="oooc:=0+23" office:value-type="float" office:value="23">
            <text:p>23</text:p>
          </table:table-cell>
          <table:table-cell table:style-name="ce8" table:formula="oooc:=0+0+3" office:value-type="float" office:value="3">
            <text:p>3</text:p>
          </table:table-cell>
          <table:table-cell table:style-name="ce8" table:formula="oooc:=SUM([.B54:.G54])" office:value-type="float" office:value="97">
            <text:p>97</text:p>
          </table:table-cell>
          <table:table-cell table:style-name="ce6" table:formula="oooc:=[.H54]-[.H43]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Geremia Mirco</text:p>
          </table:table-cell>
          <table:table-cell table:style-name="ce8" table:formula="oooc:=2+0" office:value-type="float" office:value="2">
            <text:p>2</text:p>
          </table:table-cell>
          <table:table-cell table:style-name="ce8" table:formula="oooc:=7+0" office:value-type="float" office:value="7">
            <text:p>7</text:p>
          </table:table-cell>
          <table:table-cell table:style-name="ce8" table:formula="oooc:=9+0" office:value-type="float" office:value="9">
            <text:p>9</text:p>
          </table:table-cell>
          <table:table-cell table:style-name="ce8" table:formula="oooc:=0+23+9" office:value-type="float" office:value="32">
            <text:p>32</text:p>
          </table:table-cell>
          <table:table-cell table:style-name="ce8" table:formula="oooc:=0+18+3" office:value-type="float" office:value="21">
            <text:p>21</text:p>
          </table:table-cell>
          <table:table-cell table:style-name="ce8" table:formula="oooc:=17+0" office:value-type="float" office:value="17">
            <text:p>17</text:p>
          </table:table-cell>
          <table:table-cell table:style-name="ce8" table:formula="oooc:=SUM([.B55:.G55])" office:value-type="float" office:value="88">
            <text:p>88</text:p>
          </table:table-cell>
          <table:table-cell table:style-name="ce6" table:formula="oooc:=[.H55]-[.H44]" office:value-type="float" office:value="-7">
            <text:p>-7</text:p>
          </table:table-cell>
        </table:table-row>
        <table:table-row table:style-name="ro1">
          <table:table-cell table:style-name="ce4" office:value-type="string">
            <text:p>Rizzo Maurizio</text:p>
          </table:table-cell>
          <table:table-cell table:style-name="ce8" table:formula="oooc:=0+8" office:value-type="float" office:value="8">
            <text:p>8</text:p>
          </table:table-cell>
          <table:table-cell table:style-name="ce11" table:formula="oooc:=0+16" office:value-type="float" office:value="16">
            <text:p>16</text:p>
          </table:table-cell>
          <table:table-cell table:style-name="ce11" table:formula="oooc:=16+0" office:value-type="float" office:value="16">
            <text:p>16</text:p>
          </table:table-cell>
          <table:table-cell table:style-name="ce11" table:formula="oooc:=4+0" office:value-type="float" office:value="4">
            <text:p>4</text:p>
          </table:table-cell>
          <table:table-cell table:style-name="ce11" table:formula="oooc:=0+12" office:value-type="float" office:value="12">
            <text:p>12</text:p>
          </table:table-cell>
          <table:table-cell table:style-name="ce8" table:formula="oooc:=11+0+18" office:value-type="float" office:value="29">
            <text:p>29</text:p>
          </table:table-cell>
          <table:table-cell table:style-name="ce8" table:formula="oooc:=SUM([.B56:.G56])" office:value-type="float" office:value="85">
            <text:p>85</text:p>
          </table:table-cell>
          <table:table-cell table:style-name="ce6" table:formula="oooc:=[.H56]-[.H45]" office:value-type="float" office:value="-10">
            <text:p>-10</text:p>
          </table:table-cell>
        </table:table-row>
        <table:table-row table:style-name="ro1">
          <table:table-cell/>
          <table:table-cell table:formula="oooc:=SUM([.B50:.B56])" office:value-type="float" office:value="59">
            <text:p>59</text:p>
          </table:table-cell>
          <table:table-cell table:formula="oooc:=SUM([.C50:.C56])" office:value-type="float" office:value="99">
            <text:p>99</text:p>
          </table:table-cell>
          <table:table-cell table:formula="oooc:=SUM([.D50:.D56])" office:value-type="float" office:value="98">
            <text:p>98</text:p>
          </table:table-cell>
          <table:table-cell table:formula="oooc:=SUM([.E50:.E56])" office:value-type="float" office:value="132">
            <text:p>132</text:p>
          </table:table-cell>
          <table:table-cell table:formula="oooc:=SUM([.F50:.F56])" office:value-type="float" office:value="120">
            <text:p>120</text:p>
          </table:table-cell>
          <table:table-cell table:formula="oooc:=SUM([.G50:.G56])" office:value-type="float" office:value="151">
            <text:p>151</text:p>
          </table:table-cell>
          <table:table-cell table:formula="oooc:=SUM([.H50:.H56])" office:value-type="float" office:value="659">
            <text:p>659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>
            <draw:frame table:end-cell-address="TotaleFasi.J74" table:end-x="0.03cm" table:end-y="0.503cm" draw:z-index="2" draw:style-name="gr1" svg:width="22.605cm" svg:height="6.984cm" svg:x="0.797cm" svg:y="0.052cm">
              <draw:object draw:notify-on-update-of-ranges="TotaleFasi.A49:TotaleFasi.A49 TotaleFasi.A50:TotaleFasi.A56 TotaleFasi.B49:TotaleFasi.B49 TotaleFasi.B50:TotaleFasi.B56 TotaleFasi.C49:TotaleFasi.C49 TotaleFasi.C50:TotaleFasi.C56 TotaleFasi.D49:TotaleFasi.D49 TotaleFasi.D50:TotaleFasi.D56 TotaleFasi.E49:TotaleFasi.E49 TotaleFasi.E50:TotaleFasi.E56 TotaleFasi.F49:TotaleFasi.F49 TotaleFasi.F50:TotaleFasi.F56 TotaleFasi.G49:TotaleFasi.G49 TotaleFasi.G50:TotaleFasi.G56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5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1">21/03/2009</text:date>, <text:time>14.53.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urizio Rizzo</meta:initial-creator>
    <meta:creation-date>2009-02-15T16:20:22</meta:creation-date>
    <dc:creator>marco</dc:creator>
    <dc:date>2009-03-21T14:53:36</dc:date>
    <meta:editing-cycles>50</meta:editing-cycles>
    <meta:editing-duration>PT12H41M57S</meta:editing-duration>
    <meta:user-defined meta:name="Info 1"/>
    <meta:user-defined meta:name="Info 2"/>
    <meta:user-defined meta:name="Info 3"/>
    <meta:user-defined meta:name="Info 4"/>
    <meta:document-statistic meta:table-count="8" meta:cell-count="614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draw:stroke-dash="Ultrafine_20_Dashed" draw:fill-color="#004586" draw:opacity="100%" draw:opacity-name="" dr3d:edge-rounding="0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355cm" svg:height="6.979cm" chart:class="chart:bar" chart:style-name="ch1">
        <chart:plot-area chart:style-name="ch2" table:cell-range-address="Totale.A11:Totale.B16" chart:data-source-has-labels="column" svg:x="0.287cm" svg:y="0.796cm" svg:width="13.78cm" svg:height="6.0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Totale.A11:Totale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Totale.B11:Totale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885416030884pt" style:font-size-asian="7.99885416030884pt" style:font-size-complex="7.99885416030884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79cm" svg:height="6.981cm" chart:class="chart:ring" chart:style-name="ch1">
        <chart:legend chart:legend-position="end" svg:x="8.715cm" svg:y="2.289cm" chart:style-name="ch2"/>
        <chart:plot-area chart:style-name="ch3" table:cell-range-address="ConsuntivoRRRPP.A2:ConsuntivoRRRPP.B7" chart:data-source-has-labels="column" svg:x="0.235cm" svg:y="0.158cm" svg:width="7.769cm" svg:height="6.55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RRPP.A2:ConsuntivoRRRPP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RRRPP.B2:ConsuntivoRRRPP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7" style:family="chart">
      <style:chart-properties chart:solid-type="cuboid"/>
    </style:style>
    <style:style style:name="ch8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9" style:family="chart">
      <style:chart-properties chart:solid-type="cuboid" chart:data-label-number="none" chart:data-label-text="false" chart:data-label-symbol="false" chart:label-position="top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4.052cm" svg:height="8.889cm" chart:class="chart:bar" chart:style-name="ch1">
        <chart:plot-area chart:style-name="ch2" table:cell-range-address="ConsuntivoRQRA.A2:ConsuntivoRQRA.A7 ConsuntivoRQRA.B11:ConsuntivoRQRA.B16 ConsuntivoRQRA.E11:ConsuntivoRQRA.E16" chart:data-source-has-labels="column" svg:x="0.399cm" svg:y="0.864cm" svg:width="11.286cm" svg:height="7.5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ConsuntivoRQRA.A2:ConsuntivoRQRA.A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ConsuntivoRQRA.B11:ConsuntivoRQRA.B16" chart:class="chart:bar">
            <chart:data-point chart:repeated="2"/>
            <chart:data-point chart:style-name="ch7"/>
            <chart:data-point chart:repeated="3"/>
          </chart:series>
          <chart:series chart:style-name="ch8" chart:values-cell-range-address="ConsuntivoRQRA.E11:ConsuntivoRQRA.E16" chart:class="chart:bar">
            <chart:data-point/>
            <chart:data-point chart:style-name="ch9"/>
            <chart:data-point chart:repeated="4"/>
          </chart:series>
          <chart:wall chart:style-name="ch10"/>
          <chart:floor chart:style-name="ch11"/>
        </chart:plot-area>
        <draw:frame draw:style-name="gr1" draw:text-style-name="P1" svg:width="0.59cm" svg:height="0.457cm" svg:x="4.038cm" svg:y="5.213cm">
          <draw:image xlink:href="Pictures/200000100000024F000001CA70058F2E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60">
                <text:p>2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42">
                <text:p>2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72">
                <text:p>2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16">
                <text:p>41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885416030884pt" style:font-size-asian="7.99885416030884pt" style:font-size-complex="7.99885416030884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79cm" svg:height="7.877cm" chart:class="chart:ring" chart:style-name="ch1">
        <chart:legend chart:legend-position="end" svg:x="8.715cm" svg:y="2.581cm" chart:style-name="ch2"/>
        <chart:plot-area chart:style-name="ch3" table:cell-range-address="ConsuntivoRQRA.A2:ConsuntivoRQRA.B7" chart:data-source-has-labels="column" svg:x="0.235cm" svg:y="0.178cm" svg:width="7.769cm" svg:height="7.40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QRA.A2:ConsuntivoRQRA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RQRA.B2:ConsuntivoRQRA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7" style:family="chart">
      <style:chart-properties chart:solid-type="cuboid"/>
    </style:style>
    <style:style style:name="ch8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052cm" svg:height="8.889cm" chart:class="chart:bar" chart:style-name="ch1">
        <chart:plot-area chart:style-name="ch2" table:cell-range-address="TotaleFasi.A9:TotaleFasi.A14 TotaleFasi.F27:TotaleFasi.F32 TotaleFasi.F9:TotaleFasi.F14" chart:data-source-has-labels="column" svg:x="0.399cm" svg:y="0.863cm" svg:width="11.286cm" svg:height="7.5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TotaleFasi.A9:TotaleFasi.A14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TotaleFasi.F27:TotaleFasi.F32" chart:class="chart:bar">
            <chart:data-point chart:repeated="2"/>
            <chart:data-point chart:style-name="ch7"/>
            <chart:data-point chart:repeated="3"/>
          </chart:series>
          <chart:series chart:style-name="ch8" chart:values-cell-range-address="TotaleFasi.F9:TotaleFasi.F14" chart:class="chart:bar">
            <chart:data-point/>
            <chart:data-point chart:style-name="ch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F</text:p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59">
                <text:p>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99">
                <text:p>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32">
                <text:p>13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20">
                <text:p>1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1">
                <text:p>151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7" style:family="chart">
      <style:chart-properties chart:solid-type="cuboid"/>
    </style:style>
    <style:style style:name="ch8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052cm" svg:height="8.889cm" chart:class="chart:bar" chart:style-name="ch1">
        <chart:plot-area chart:style-name="ch2" table:cell-range-address="TotaleFasi.A9:TotaleFasi.A14 TotaleFasi.G27:TotaleFasi.G32 TotaleFasi.G9:TotaleFasi.G14" chart:data-source-has-labels="column" svg:x="0.399cm" svg:y="0.862cm" svg:width="11.286cm" svg:height="7.5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TotaleFasi.A9:TotaleFasi.A14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TotaleFasi.G27:TotaleFasi.G32" chart:class="chart:bar">
            <chart:data-point chart:repeated="2"/>
            <chart:data-point chart:style-name="ch7"/>
            <chart:data-point chart:repeated="3"/>
          </chart:series>
          <chart:series chart:style-name="ch8" chart:values-cell-range-address="TotaleFasi.G9:TotaleFasi.G14" chart:class="chart:bar">
            <chart:data-point/>
            <chart:data-point chart:style-name="ch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770">
                <text:p>177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980">
                <text:p>198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04">
                <text:p>2904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920">
                <text:p>1920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416">
                <text:p>2416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tacked="tru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/>
      <style:graphic-properties draw:stroke="solid" draw:fill-color="#004586" dr3d:edge-rounding="0%"/>
      <style:text-properties fo:font-size="10pt" style:font-size-asian="6pt" style:font-size-complex="6pt"/>
    </style:style>
    <style:style style:name="ch8" style:family="chart">
      <style:chart-properties chart:solid-type="cuboid" chart:data-label-number="value" chart:data-label-text="false" chart:data-label-symbol="false"/>
      <style:graphic-properties draw:stroke="solid" draw:fill-color="#ff420e" dr3d:edge-rounding="0%"/>
      <style:text-properties fo:font-size="10pt" style:font-size-asian="6pt" style:font-size-complex="6pt"/>
    </style:style>
    <style:style style:name="ch9" style:family="chart">
      <style:chart-properties chart:solid-type="cuboid" chart:data-label-number="value" chart:data-label-text="false" chart:data-label-symbol="false"/>
      <style:graphic-properties draw:stroke="solid" draw:fill-color="#ffd320" dr3d:edge-rounding="0%"/>
      <style:text-properties fo:font-size="10pt" style:font-size-asian="6pt" style:font-size-complex="6pt"/>
    </style:style>
    <style:style style:name="ch10" style:family="chart">
      <style:chart-properties chart:solid-type="cuboid" chart:data-label-number="value" chart:data-label-text="false" chart:data-label-symbol="false"/>
      <style:graphic-properties draw:stroke="solid" draw:fill-color="#579d1c" dr3d:edge-rounding="0%"/>
      <style:text-properties fo:font-size="10pt" style:font-size-asian="6pt" style:font-size-complex="6pt"/>
    </style:style>
    <style:style style:name="ch11" style:family="chart">
      <style:chart-properties chart:solid-type="cuboid" chart:data-label-number="value" chart:data-label-text="false" chart:data-label-symbol="false"/>
      <style:graphic-properties draw:stroke="solid" draw:fill-color="#7e0021" dr3d:edge-rounding="0%"/>
      <style:text-properties style:use-window-font-color="true" fo:font-size="10pt" style:font-size-asian="6pt" style:font-size-complex="6pt"/>
    </style:style>
    <style:style style:name="ch12" style:family="chart">
      <style:chart-properties chart:solid-type="cuboid" chart:data-label-number="value" chart:data-label-text="false" chart:data-label-symbol="false"/>
      <style:graphic-properties draw:stroke="solid" draw:fill-color="#83caff" dr3d:edge-rounding="0%"/>
      <style:text-properties fo:font-size="10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2.606cm" svg:height="6.985cm" chart:class="chart:bar" chart:style-name="ch1">
        <chart:legend chart:legend-position="end" svg:x="19.494cm" svg:y="2.036cm" chart:style-name="ch2"/>
        <chart:plot-area chart:style-name="ch3" table:cell-range-address="TotaleFasi.A49:TotaleFasi.G56" chart:data-source-has-labels="both" svg:x="0.452cm" svg:y="0.139cm" svg:width="18.59cm" svg:height="6.56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Fasi.A50:TotaleFasi.A5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TotaleFasi.B50:TotaleFasi.B56" chart:label-cell-address="TotaleFasi.B49:TotaleFasi.B49" chart:class="chart:bar">
            <chart:data-point chart:repeated="7"/>
          </chart:series>
          <chart:series chart:style-name="ch8" chart:values-cell-range-address="TotaleFasi.C50:TotaleFasi.C56" chart:label-cell-address="TotaleFasi.C49:TotaleFasi.C49" chart:class="chart:bar">
            <chart:data-point chart:repeated="7"/>
          </chart:series>
          <chart:series chart:style-name="ch9" chart:values-cell-range-address="TotaleFasi.D50:TotaleFasi.D56" chart:label-cell-address="TotaleFasi.D49:TotaleFasi.D49" chart:class="chart:bar">
            <chart:data-point chart:repeated="7"/>
          </chart:series>
          <chart:series chart:style-name="ch10" chart:values-cell-range-address="TotaleFasi.E50:TotaleFasi.E56" chart:label-cell-address="TotaleFasi.E49:TotaleFasi.E49" chart:class="chart:bar">
            <chart:data-point chart:repeated="7"/>
          </chart:series>
          <chart:series chart:style-name="ch11" chart:values-cell-range-address="TotaleFasi.F50:TotaleFasi.F56" chart:label-cell-address="TotaleFasi.F49:TotaleFasi.F49" chart:class="chart:bar">
            <chart:data-point chart:repeated="7"/>
          </chart:series>
          <chart:series chart:style-name="ch12" chart:values-cell-range-address="TotaleFasi.G50:TotaleFasi.G56" chart:label-cell-address="TotaleFasi.G49:TotaleFasi.G49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Bizzotto Piero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arollo Mirko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unico Marco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l Bosco Davide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Dissegna Stefano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eremia Mirco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izzo Maurizio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9.05272197723389pt" style:font-size-asian="9.05272197723389pt" style:font-size-complex="9.05272197723389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91cm" svg:height="7.92cm" chart:class="chart:ring" chart:style-name="ch1">
        <chart:legend chart:legend-position="end" svg:x="7.962cm" svg:y="2.075cm" chart:style-name="ch2"/>
        <chart:plot-area chart:style-name="ch3" table:cell-range-address="Totale.A11:Totale.B16" chart:data-source-has-labels="column" svg:x="0.226cm" svg:y="0.793cm" svg:width="7.505cm" svg:height="6.698cm" dr3d:transform="matrix (1 0 0 0 0.642787609686539 -0.766044443118978 0 0.766044443118978 0.642787609686539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00000000000001 0.486695745207167 0.69507355840748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A11:Totale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otale.B11:Totale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svg:stroke-color="#000000" draw:fill-color="#004586" dr3d:edge-rounding="0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0.179cm" svg:height="7.437cm" chart:class="chart:bar" chart:style-name="ch1">
        <chart:plot-area chart:style-name="ch2" table:cell-range-address="'RR-RPP'.A11:'RR-RPP'.B16" chart:data-source-has-labels="column" svg:x="0.201cm" svg:y="0.899cm" svg:width="9.77cm" svg:height="6.3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'RR-RPP'.A11:'RR-RPP'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'RR-RPP'.B11:'RR-RPP'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88114261627197pt" style:font-size-asian="7.88114261627197pt" style:font-size-complex="7.88114261627197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028cm" svg:height="6.896cm" chart:class="chart:ring" chart:style-name="ch1">
        <chart:legend chart:legend-position="end" svg:x="7.007cm" svg:y="1.804cm" chart:style-name="ch2"/>
        <chart:plot-area chart:style-name="ch3" table:cell-range-address="'RR-RPP'.A11:'RR-RPP'.B16" chart:data-source-has-labels="column" svg:x="0.195cm" svg:y="0.785cm" svg:width="6.607cm" svg:height="5.829cm" dr3d:transform="matrix (1 0 0 0 0.707106781186547 -0.707106781186548 0 0.707106781186548 0.70710678118654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424264068711929 0.734846922834953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R-RPP'.A11:'RR-RPP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R-RPP'.B11:'RR-RPP'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9.23650169372559pt" style:font-size-asian="9.23650169372559pt" style:font-size-complex="9.23650169372559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solid" draw:fill-color="#004586" dr3d:edge-rounding="0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0.001cm" svg:height="5.928cm" chart:class="chart:bar" chart:style-name="ch1">
        <chart:title svg:x="5.003cm" svg:y="0.12cm" chart:style-name="ch2">
          <text:p>RPP-RQ Costi</text:p>
        </chart:title>
        <chart:plot-area chart:style-name="ch3" table:cell-range-address="'RPP-RQ'.A11:'RPP-RQ'.B16" chart:data-source-has-labels="column" svg:x="0.196cm" svg:y="0.675cm" svg:width="9.6cm" svg:height="5.1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RPP-RQ'.B11:'RPP-RQ'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.63812160491943pt" style:font-size-asian="8.63812160491943pt" style:font-size-complex="8.63812160491943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013cm" svg:height="7.54cm" chart:class="chart:ring" chart:style-name="ch1">
        <chart:legend chart:legend-position="end" svg:x="8.394cm" svg:y="1.97cm" chart:style-name="ch2"/>
        <chart:plot-area chart:style-name="ch3" table:cell-range-address="'RPP-RQ'.A11:'RPP-RQ'.B16" chart:data-source-has-labels="column" svg:x="0.235cm" svg:y="0.858cm" svg:width="7.915cm" svg:height="6.378cm" dr3d:transform="matrix (1 0 0 0 0.629320391049837 -0.777145961456971 0 0.777145961456971 0.62932039104983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498752325332944 0.68647368338122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PP-RQ'.B11:'RPP-RQ'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draw:fill-color="#004586" dr3d:edge-rounding="0%"/>
      <style:text-properties fo:color="#23ff23" fo:font-size="10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98cm" svg:height="7.008cm" chart:class="chart:bar" chart:style-name="ch1">
        <chart:plot-area chart:style-name="ch2" table:cell-range-address="RQRA.C12:RQRA.D17" chart:data-source-has-labels="column" svg:x="1.269cm" svg:y="0.135cm" svg:width="12.749cm" svg:height="6.581cm" dr3d:transform="matrix (1 0 0 0 0.999808701282954 -0.0195591625304418 0 0.0195591625304418 0.99980870128295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RQRA.C12:RQRA.C1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RQRA.D12:RQRA.D17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0pt" fo:font-weight="normal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42cm" svg:height="6.983cm" chart:class="chart:ring" chart:style-name="ch1">
        <chart:legend chart:legend-position="end" svg:x="8.393cm" svg:y="2.291cm" chart:style-name="ch2"/>
        <chart:plot-area chart:style-name="ch3" table:cell-range-address="RQRA.C3:RQRA.D8" chart:data-source-has-labels="column" svg:x="0.221cm" svg:y="0.165cm" svg:width="7.475cm" svg:height="6.562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RQRA.C3:RQRA.C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QRA.D3:RQRA.D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5913677215576pt" style:font-size-asian="12.5913677215576pt" style:font-size-complex="12.5913677215576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52cm" svg:height="8.888cm" chart:class="chart:bar" chart:style-name="ch1">
        <chart:title svg:x="9.425cm" svg:y="0.182cm" chart:style-name="ch2">
          <text:p>Consuntivo/Preventivo</text:p>
        </chart:title>
        <chart:plot-area chart:style-name="ch3" table:cell-range-address="ConsuntivoRRRPP.A11:ConsuntivoRRRPP.B16 ConsuntivoRRRPP.E11:ConsuntivoRRRPP.E16" chart:data-source-has-labels="column" svg:x="0.411cm" svg:y="0.866cm" svg:width="11.606cm" svg:height="7.5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RRPP.A11:ConsuntivoRRRPP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ConsuntivoRRRPP.B11:ConsuntivoRRRPP.B16" chart:class="chart:bar">
            <chart:data-point chart:repeated="2"/>
            <chart:data-point chart:style-name="ch8"/>
            <chart:data-point chart:repeated="3"/>
          </chart:series>
          <chart:series chart:style-name="ch9" chart:values-cell-range-address="ConsuntivoRRRPP.E11:ConsuntivoRRRPP.E16" chart:class="chart:bar"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540">
                <text:p>5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80">
                <text:p>8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150">
                <text:p>215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58">
                <text:p>85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48">
                <text:p>448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